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elle1" style:family="table">
      <style:table-properties style:width="17.023cm" fo:margin-left="-0.023cm" table:align="left"/>
    </style:style>
    <style:style style:name="Tabelle1.A" style:family="table-column">
      <style:table-column-properties style:column-width="8.535cm"/>
    </style:style>
    <style:style style:name="Tabelle1.B" style:family="table-column">
      <style:table-column-properties style:column-width="8.488cm"/>
    </style:style>
    <style:style style:name="Tabelle1.A1" style:family="table-cell">
      <style:table-cell-properties fo:background-color="#ffb515"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ffb515" fo:padding="0.097cm" fo:border="0.05pt solid #000000">
        <style:background-image/>
      </style:table-cell-properties>
    </style:style>
    <style:style style:name="Tabelle1.A2" style:family="table-cell">
      <style:table-cell-properties fo:background-color="#cccccc" fo:padding="0.097cm" fo:border-left="0.05pt solid #000000" fo:border-right="none" fo:border-top="none" fo:border-bottom="0.05pt solid #000000">
        <style:background-image/>
      </style:table-cell-properties>
    </style:style>
    <style:style style:name="Tabelle1.B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e1.A3" style:family="table-cell">
      <style:table-cell-properties fo:background-color="transparent" fo:padding="0.097cm" fo:border-left="0.05pt solid #000000" fo:border-right="none" fo:border-top="none" fo:border-bottom="0.05pt solid #000000">
        <style:background-image/>
      </style:table-cell-properties>
    </style:style>
    <style:style style:name="Tabelle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1.A5" style:family="table-cell">
      <style:table-cell-properties fo:background-color="#00ff00" fo:padding="0.097cm" fo:border-left="0.05pt solid #000000" fo:border-right="none" fo:border-top="none" fo:border-bottom="0.05pt solid #000000">
        <style:background-image/>
      </style:table-cell-properties>
    </style:style>
    <style:style style:name="Tabelle1.B5" style:family="table-cell">
      <style:table-cell-properties fo:background-color="#00ff00"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tyle="normal" style:text-underline-style="solid" style:text-underline-width="auto" style:text-underline-color="font-color" style:font-style-asian="normal" style:font-style-complex="normal"/>
    </style:style>
    <style:style style:name="P2"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 style:family="paragraph" style:parent-style-name="Standard">
      <style:text-properties fo:font-style="normal" style:text-underline-style="none" fo:font-weight="normal" style:font-style-asian="normal" style:font-weight-asian="normal" style:font-style-complex="normal" style:font-weight-complex="normal"/>
    </style:style>
    <style:style style:name="P4"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paragraph-properties fo:text-align="center" style:justify-single-word="false"/>
      <style:text-properties fo:font-style="normal" style:text-underline-style="none" fo:font-weight="bold" style:font-style-asian="normal" style:font-weight-asian="bold" style:font-style-complex="normal" style:font-weight-complex="bold"/>
    </style:style>
    <style:style style:name="P7" style:family="paragraph" style:parent-style-name="Standard">
      <style:text-properties style:text-underline-style="solid" style:text-underline-width="auto" style:text-underline-color="font-color" fo:font-weight="bold" style:font-weight-asian="bold" style:font-weight-complex="bold"/>
    </style:style>
    <style:style style:name="P8" style:family="paragraph" style:parent-style-name="Standard">
      <style:text-properties style:text-underline-style="none" fo:font-weight="normal" style:font-weight-asian="normal" style:font-weight-complex="normal"/>
    </style:style>
    <style:style style:name="P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list-style-name="L1"/>
    <style:style style:name="P11"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12" style:family="paragraph" style:parent-style-name="Standard">
      <style:text-properties style:text-underline-style="none" fo:font-weight="normal" style:font-weight-asian="normal" style:font-weight-complex="normal"/>
    </style:style>
    <style:style style:name="P13" style:family="paragraph" style:parent-style-name="Standard">
      <style:text-properties style:text-underline-style="solid" style:text-underline-width="auto" style:text-underline-color="font-color" fo:font-weight="bold" style:font-weight-asian="bold"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paragraph-properties fo:background-color="#00ff00">
        <style:background-image/>
      </style:paragraph-properties>
      <style:text-properties fo:font-weight="bold" fo:background-color="transparent"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5" style:family="text">
      <style:text-properties fo:font-style="normal" fo:font-weight="bold" style:font-style-asian="normal" style:font-weight-asian="bold" style:font-style-complex="normal" style:font-weight-complex="bold"/>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Bericht über erhobene Metriken</text:p>
      <text:p text:style-name="P2"/>
      <text:p text:style-name="P6">***schaut doch mal bitte drüber und ergänzt/ändert/motzt oder dergleichen ;) </text:p>
      <text:p text:style-name="P6">gerade beim Fertigstellungsgrad und der Schlussfolgerung ganz am Ende wäre ich für Ergänzungen/Änderungen dankbar ;) ***</text:p>
      <text:p text:style-name="P1"/>
      <text:p text:style-name="P1">Wir haben uns für folgende Metriken entschieden:</text:p>
      <text:list xml:id="list528846188" text:style-name="L1">
        <text:list-item>
          <text:p text:style-name="P10">Prozess-Metrik:</text:p>
          <text:list>
            <text:list-item>
              <text:p text:style-name="P10">Ressourcenaufwand (Personentage)</text:p>
            </text:list-item>
          </text:list>
        </text:list-item>
        <text:list-item>
          <text:p text:style-name="P10">Produkt-Metrik:</text:p>
          <text:list>
            <text:list-item>
              <text:p text:style-name="P10">LOC</text:p>
            </text:list-item>
            <text:list-item>
              <text:p text:style-name="P10">Komplexität (zyklische Komplexität)</text:p>
            </text:list-item>
          </text:list>
        </text:list-item>
        <text:list-item>
          <text:p text:style-name="P10">Projektlaufzeit-Metrik:</text:p>
          <text:list>
            <text:list-item>
              <text:p text:style-name="P10">Entwicklungszeit</text:p>
            </text:list-item>
          </text:list>
        </text:list-item>
        <text:list-item>
          <text:p text:style-name="P10">Komplexitäts-Metrik:</text:p>
          <text:list>
            <text:list-item>
              <text:p text:style-name="P10">Fertigstellungsgrad</text:p>
            </text:list-item>
          </text:list>
        </text:list-item>
      </text:list>
      <text:p text:style-name="Standard"/>
      <text:p text:style-name="P7">zu 1a:</text:p>
      <text:p text:style-name="P8">Unter diesem Punkt ist der Ressourcenaufwand, d.h. die komplette Zeit aller Personen die investiert wurde um die gewünschte Liste der Auslieferungsgegenstände anzufertigen, aufgeschlüsselt:</text:p>
      <text:p text:style-name="P8"/>
      <table:table table:name="Tabelle1" table:style-name="Tabelle1">
        <table:table-column table:style-name="Tabelle1.A"/>
        <table:table-column table:style-name="Tabelle1.B"/>
        <table:table-row>
          <table:table-cell table:style-name="Tabelle1.A1" office:value-type="string">
            <text:p text:style-name="P14">Tätigkeit</text:p>
          </table:table-cell>
          <table:table-cell table:style-name="Tabelle1.B1" office:value-type="string">
            <text:p text:style-name="P14">Aufwand in Personentage</text:p>
          </table:table-cell>
        </table:table-row>
        <table:table-row>
          <table:table-cell table:style-name="Tabelle1.A2" office:value-type="string">
            <text:p text:style-name="Table_20_Contents">Code-Entwicklung + Dokumentation</text:p>
          </table:table-cell>
          <table:table-cell table:style-name="Tabelle1.B2" office:value-type="string">
            <text:p text:style-name="Table_20_Contents">150</text:p>
          </table:table-cell>
        </table:table-row>
        <table:table-row>
          <table:table-cell table:style-name="Tabelle1.A3" office:value-type="string">
            <text:p text:style-name="Table_20_Contents">Meetings</text:p>
          </table:table-cell>
          <table:table-cell table:style-name="Tabelle1.B3" office:value-type="string">
            <text:p text:style-name="Table_20_Contents">44</text:p>
          </table:table-cell>
        </table:table-row>
        <table:table-row>
          <table:table-cell table:style-name="Tabelle1.A2" office:value-type="string">
            <text:p text:style-name="Table_20_Contents">Praktikumsvorbereitung</text:p>
          </table:table-cell>
          <table:table-cell table:style-name="Tabelle1.B2" office:value-type="string">
            <text:p text:style-name="Table_20_Contents">4</text:p>
          </table:table-cell>
        </table:table-row>
        <table:table-row>
          <table:table-cell table:style-name="Tabelle1.A5" office:value-type="string">
            <text:p text:style-name="P15">Summe</text:p>
          </table:table-cell>
          <table:table-cell table:style-name="Tabelle1.B5" office:value-type="string">
            <text:p text:style-name="P15">198</text:p>
          </table:table-cell>
        </table:table-row>
      </table:table>
      <text:p text:style-name="P8"/>
      <text:p text:style-name="P8">In der Summe macht dies <text:span text:style-name="T1">198 Personentage</text:span>. Dies wären somit <text:span text:style-name="T1">24,75 Personentage pro Person</text:span> bei 8 Entwicklerinnen/Entwicklern. Die Kosten für unser Produkt können wir derzeit nicht berechnen, da wir bisher nur die Personentage und keine „üblichen“ Kosten für ein Software-Projekt haben. Die Berechnung werden wir aber im letzten Praktikumstermin mit Herrn Zukunft gemeinsam machen. </text:p>
      <text:p text:style-name="P8">Im Großen und Ganzen haben wir aber sehr viel Zeit in die Entwicklung der Software investiert, sowohl für die gemeinsamen Meetings und der eigentlichen Entwicklungszeit. </text:p>
      <text:p text:style-name="P8">Weiterhin haben wir festgestellt, dass wir unseren festgelegten Fertigstellungstermin – welchen wir, letztes Sommersemester 2014, auf den zweiten Praktikumstermin im aktuellen Wintersemester 2014/2015 gesetzt haben – der Software nicht eingehalten haben. Schlussendlich haben wir erst knapp 2 Wochen vor dem endgültigen Abgabetermin, 19.01.2015, den Code-Freeze-Meilenstein erreicht. Die restlichen knapp 2 Wochen bis zum Abgabetermin wurden für die Anfertigung von Dokumentation etc. investiert. Dies verdeutlicht nochmal wie schwierig es ist – ohne nennenswerte Erfahrung – den Zeitaufwand eines Software-Projektes zu kalkulieren.</text:p>
      <text:p text:style-name="P8"/>
      <text:p text:style-name="P7">zu 2a:</text:p>
      <text:p text:style-name="P8">Die Lines of Code (LOC) haben wir mit dem Eclipse Plugin „CodePro AnalytiX“ berechnen lassen. Die LOCs die hier, bzw. in der Datei <text:span text:style-name="T2">„metriken-zykl_compl_und_loc.html“, </text:span><text:span text:style-name="T3">aufgeführt sind, beinhalten </text:span><text:span text:style-name="T4">keine</text:span><text:span text:style-name="T3"> Kommentare, Leerzeilen etc., sondern ausschließlich auszuführenden Code. </text:span></text:p>
      <text:p text:style-name="P6">Die Lines of Code für die Android-App „Mein Pferdeabenteuer“ betragen: XXXXXX</text:p>
      <text:p text:style-name="P4">Der Wert ist doch sehr sehr klein und überschaubar, wenn man sich mal die LOCs von bekannten Betriebssystemen, wie z.B. Win XP mit 40 Mio LOCs, ansieht. </text:p>
      <text:p text:style-name="P4"/>
      <text:p text:style-name="P4"><text:soft-page-break/></text:p>
      <text:p text:style-name="P7">zu 2b:</text:p>
      <text:p text:style-name="P8">Die <text:span text:style-name="T3">Zyklomatische</text:span> Komplexität (McCabe Metrik) haben wir ebenfalls mit dem Eclipse Plugin „CodePro AnalytiX“ erstellt. Als Maximalwert für die Komplexität haben wir 7 gewählt. Dies ist dadurch begründet, dass in dem Eclipse Plugin „Checkstyle“ dieser Wert als noch <text:span text:style-name="T1">gut</text:span> gekennzeichnet ist. Es ist darauf zu achten, dass das Tool die <text:span text:style-name="T1">durchschnittliche</text:span> Zyklomatische Komplexität jeder Klasse berechnet. Mit „CodePro“ ist es aber dennoch möglich sich einen guten Überblick über die nicht-durchschnittliche Zyklomatische Komplexität jeder einzelnen Methode pro Klasse angeben zu lassen.</text:p>
      <text:p text:style-name="P8">Eine detaillierte Aufschlüsselung der Komplexität findet sich in der Datei <text:span text:style-name="T2">„metriken-zykl_compl_und_loc.html“</text:span><text:span text:style-name="T3">. Dort ist der Mittelwert der Komplexität aller Klassen die die Android-App besitzt aufgeführt – eine zu detaillierte Aufschlüsselung wäre an dieser Stelle zu viel. Des Weiteren wurde der Mittelwert der Komplexität aller Klassen gebildet um so einen Überblick über die </text:span><text:span text:style-name="T5">gesamte</text:span><text:span text:style-name="T3"> Zyklomatische Komplexität der App zu bekommen.</text:span></text:p>
      <text:p text:style-name="P6">Der Mittelwert der Zyklomatischen Komplexität für die Android-App „Mein Pferdeabenteuer“ beträgt: XXXXXX</text:p>
      <text:p text:style-name="P4">Dieser Wert sagt nun aus, dass der gesamte Quellcode eine sehr geringe Komplexität im Durchschnitt aufweist. Es gibt lediglich ein paar Klassen deren jeweilige Komplexität den angesetzte Maximalwert von 7 deutlich überschreiten. Dies liegt daran, dass in die Berechnung der Komplexität die Kontrollstruktur „Switch-Case“ mit einfließt. Dieses Konstrukt lässt daher die Komplexität einer Methode in die Höhe schießen. Für die weitere Wartung und den Überblick über den Quellcode ist dies, nach unserer Ansicht, aber akzeptabel, da sich ein „Switch-Case“ leicht lesen lässt.</text:p>
      <text:p text:style-name="P8"/>
      <text:p text:style-name="P7">zu 3a:</text:p>
      <text:p text:style-name="P3">Wie schon unter <text:span text:style-name="T1">1a </text:span>festgehalten, haben wir gemerkt, dass die Kalkulation des Zeitaufwandes, gerade bei der eigentlichen Entwicklung der Software (d.h. Meetings und Vorbereitung für die Praktikas ausgeschlossen), schwer einzuschätzen ist. Unter diesem Punkt wird ausschließlich der Zeitaufwand in Personentage, der für die Erstellung des Software-Codes erbracht wurde, aufgeschlüsselt. Dieser liegt insgesamt bei <text:span text:style-name="T1">150 Personentage</text:span>. Dies sind bei 8 Entwicklerinnen/Entwicklern <text:span text:style-name="T1">18,75 Personentage pro Person</text:span>.</text:p>
      <text:p text:style-name="P3">Gerade diese Aufgabe in einem Software-Projekt ist die zeit-intensivste und besonders schwer zu kalkulieren. Gerade bei der Code-Erstellung war es so, dass wir häufig einige Rückschläge oder auch neue Anforderungen seitens des Kunden zu verzeichnen hatten, sodass wir schlussendlich deutlich mehr Zeit dafür investiert hatten als ursprünglich geplant.</text:p>
      <text:p text:style-name="P7"/>
      <text:p text:style-name="P7">zu 4a:</text:p>
      <text:p text:style-name="P3">Den Fertigstellungsgrad für jeden Meilenstein haben wir über folgende Formel berechnet: </text:p>
      <text:p text:style-name="P5"><draw:frame draw:style-name="fr1" draw:name="Objekt1" text:anchor-type="as-char" svg:y="-0.619cm" svg:width="13.099cm" svg:height="0.998cm" draw:z-index="0"><draw:object xlink:href="./Object 1" xlink:type="simple" xlink:show="embed" xlink:actuate="onLoad"/><draw:image xlink:href="./ObjectReplacements/Object 1" xlink:type="simple" xlink:show="embed" xlink:actuate="onLoad"/></draw:frame></text:p>
      <text:p text:style-name="P4"/>
      <text:p text:style-name="P4">Die Arbeitspakete waren bei uns die angelegten Issues in GitHub. </text:p>
      <text:p text:style-name="P4">Zu Beginn des Projektes haben wir unsere Issues noch recht groß und umfangreich gewählt, was die geringe Anzahl an Issues in den ersten zwei Sprints begründet. Anschließend haben wir beschlossen, die Issues kleiner zu halten und dafür mehrere anzulegen. Somit bekamen wir ein „besseres“ Gefühl, dass wir auch mehr geschafft haben, wenn wir z.B. mit einem push in das Repository mehrere Issues schließen konnten.</text:p>
      <text:p text:style-name="P4"/>
      <text:p text:style-name="P4">Im folgenden eine Übersicht zu unseren Zeiträumen in die wir unsere 5 Sprints gelegt haben (der Code-Freeze-Meilenstein ist hier nicht mit aufgeführt):</text:p>
      <text:p text:style-name="P4"/>
      <text:p text:style-name="P6">*****folgt, sobald keine neuen Issues mehr erstellt werde*****</text:p>
      <text:p text:style-name="P6"><text:soft-page-break/></text:p>
      <text:p text:style-name="P4">Weiterhin eine kleine Kurve zur Darstellung des Fertigstellungsgrades:</text:p>
      <text:p text:style-name="P4"/>
      <text:p text:style-name="P6">*****folgt, sobald keine neuen Issues mehr erstellt werde*****</text:p>
      <text:p text:style-name="P6"/>
      <text:p text:style-name="P4">Man kann gut erkennen, dass wir zu Anfang recht wenig gemacht haben, was aber dadurch begründet ist, dass die Issues, wie bereits beschrieben, recht groß und umfangreich waren. In den weiteren Sprints haben wir durch die kleineren Issues auch mehre schließen können, sodass dort eine Steigung der Kurve zu sehen ist. Schlussendlich im letzten 5. Sprint haben wir die meisten Issues abgeschlossen, da es dort zu dem Projektende hinauslief. </text:p>
      <text:p text:style-name="P4">An dem Fertigstellungsgrad kann man gut erkennen, dass zum Ende des Projektes noch deutlich mehr Aufgabe auf uns zu kamen und diese möglichst zeitnah abzuschließen seien. Gerade dies ist typisch bei der Software-Entwicklung, wenn das Projektmanagement unzureichende Erfahrungen hat oder es keines Management gib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ilde </meta:initial-creator>
    <meta:creation-date>2014-12-25T19:28:10</meta:creation-date>
    <dc:date>2015-01-07T14:36:50</dc:date>
    <dc:creator>hilde </dc:creator>
    <meta:editing-duration>PT2H14M57S</meta:editing-duration>
    <meta:editing-cycles>181</meta:editing-cycles>
    <meta:generator>LibreOffice/3.5$Linux_x86 LibreOffice_project/350m1$Build-2</meta:generator>
    <meta:document-statistic meta:table-count="1" meta:image-count="0" meta:object-count="1" meta:page-count="3" meta:paragraph-count="51" meta:word-count="925" meta:character-count="6689" meta:non-whitespace-character-count="5813"/>
  </office:meta>
</office:document-meta>
</file>

<file path=Object 1/content.xml><?xml version="1.0" encoding="utf-8"?>
<math xmlns="http://www.w3.org/1998/Math/MathML">
  <semantics>
    <mrow>
      <mrow>
        <mi mathvariant="italic">Fertigstellungsgrad</mi>
        <mo stretchy="false">=</mo>
        <mfrac>
          <mrow>
            <mi mathvariant="italic">Anzahl</mi>
            <mi mathvariant="italic">der</mi>
            <mi mathvariant="italic">Arbeitspakete</mi>
            <mi mathvariant="italic">des</mi>
            <mi mathvariant="italic">jeweiligen</mi>
            <mi mathvariant="italic">Meilensteins</mi>
          </mrow>
          <mrow>
            <mi mathvariant="italic">Anzahl</mi>
            <mi mathvariant="italic">aller</mi>
            <mi mathvariant="italic">Arbeitspakete</mi>
          </mrow>
        </mfrac>
      </mrow>
    </mrow>
    <annotation encoding="StarMath 5.0">Fertigstellungsgrad = {Anzahl der Arbeitspakete des jeweiligen Meilensteins} over {Anzahl aller Arbeitspakete}</annotation>
  </semantics>
</math>
</file>